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 style:list-style-name="L1">
      <style:text-properties officeooo:paragraph-rsid="0035c811"/>
    </style:style>
    <style:style style:name="P6" style:family="paragraph" style:parent-style-name="Standard" style:list-style-name="L1">
      <style:text-properties officeooo:paragraph-rsid="002c022a"/>
    </style:style>
    <style:style style:name="P7" style:family="paragraph" style:parent-style-name="Standard" style:list-style-name="L1">
      <style:text-properties officeooo:rsid="003aaff2" officeooo:paragraph-rsid="003aaff2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35c811" style:font-size-asian="12pt" style:font-size-complex="12pt"/>
    </style:style>
    <style:style style:name="P13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3aaff2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1">
      <style:text-properties style:text-line-through-style="none" style:text-line-through-type="none" style:font-name="DejaVu Sans Condensed" fo:font-size="12pt" officeooo:rsid="003aaff2" officeooo:paragraph-rsid="003aaff2" style:font-size-asian="12pt" style:font-size-complex="12pt"/>
    </style:style>
    <style:style style:name="P17" style:family="paragraph" style:parent-style-name="Standard" style:list-style-name="L9">
      <style:text-properties style:text-line-through-style="none" style:text-line-through-type="none" officeooo:paragraph-rsid="00116df3"/>
    </style:style>
    <style:style style:name="P18" style:family="paragraph" style:parent-style-name="Standard" style:list-style-name="L9">
      <style:text-properties style:text-line-through-style="none" style:text-line-through-type="none" officeooo:rsid="003aaff2" officeooo:paragraph-rsid="003aaff2"/>
    </style:style>
    <style:style style:name="P19" style:family="paragraph" style:parent-style-name="Standard" style:list-style-name="L11">
      <style:text-properties style:text-line-through-style="none" style:text-line-through-type="none" officeooo:rsid="003aaff2" officeooo:paragraph-rsid="003aaff2"/>
    </style:style>
    <style:style style:name="P20" style:family="paragraph" style:parent-style-name="Standard" style:list-style-name="L11">
      <style:text-properties style:text-line-through-style="none" style:text-line-through-type="none" officeooo:paragraph-rsid="00116df3"/>
    </style:style>
    <style:style style:name="P21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2" style:family="paragraph" style:parent-style-name="Standard" style:list-style-name="L5">
      <style:text-properties officeooo:paragraph-rsid="00116df3"/>
    </style:style>
    <style:style style:name="P23" style:family="paragraph" style:parent-style-name="Standard" style:list-style-name="L7">
      <style:text-properties officeooo:paragraph-rsid="002d9e4c"/>
    </style:style>
    <style:style style:name="P24" style:family="paragraph" style:parent-style-name="Standard" style:list-style-name="L8">
      <style:text-properties officeooo:paragraph-rsid="0038139d"/>
    </style:style>
    <style:style style:name="P25" style:family="paragraph" style:parent-style-name="Standard" style:list-style-name="L10">
      <style:text-properties officeooo:paragraph-rsid="003aaff2"/>
    </style:style>
    <style:style style:name="P26" style:family="paragraph" style:parent-style-name="Standard" style:list-style-name="L13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style:font-name="DejaVu Sans Condensed" fo:font-size="12pt" style:font-size-asian="12pt" style:font-size-complex="12pt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97b02" style:font-size-asian="12pt" style:font-size-complex="12pt"/>
    </style:style>
    <style:style style:name="T9" style:family="text">
      <style:text-properties style:font-name="DejaVu Sans Condensed" fo:font-size="12pt" officeooo:rsid="002cde99" style:font-size-asian="12pt" style:font-size-complex="12pt"/>
    </style:style>
    <style:style style:name="T10" style:family="text">
      <style:text-properties style:font-name="DejaVu Sans Condensed" fo:font-size="12pt" officeooo:rsid="0037b855" style:font-size-asian="12pt" style:font-size-complex="12pt"/>
    </style:style>
    <style:style style:name="T11" style:family="text">
      <style:text-properties officeooo:rsid="001e796a"/>
    </style:style>
    <style:style style:name="T12" style:family="text">
      <style:text-properties officeooo:rsid="001f81ba"/>
    </style:style>
    <style:style style:name="T13" style:family="text">
      <style:text-properties officeooo:rsid="00216278"/>
    </style:style>
    <style:style style:name="T14" style:family="text">
      <style:text-properties officeooo:rsid="00221931"/>
    </style:style>
    <style:style style:name="T15" style:family="text">
      <style:text-properties officeooo:rsid="002cde99"/>
    </style:style>
    <style:style style:name="T16" style:family="text">
      <style:text-properties officeooo:rsid="0030deb3"/>
    </style:style>
    <style:style style:name="T17" style:family="text">
      <style:text-properties officeooo:rsid="0032b173"/>
    </style:style>
    <style:style style:name="T18" style:family="text">
      <style:text-properties officeooo:rsid="0035c811"/>
    </style:style>
    <style:style style:name="T19" style:family="text">
      <style:text-properties officeooo:rsid="003aaff2"/>
    </style:style>
    <style:style style:name="T20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1" style:family="text">
      <style:text-properties style:text-line-through-style="none" style:text-line-through-type="none" style:font-name="DejaVu Sans Condensed" fo:font-size="12pt" officeooo:rsid="002c022a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3aaff2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38139d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1d1918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be9d0" style:font-size-asian="12pt" style:font-size-complex="12pt"/>
    </style:style>
    <style:style style:name="T28" style:family="text">
      <style:text-properties officeooo:rsid="003be9d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"><text:span text:style-name="T16">1</text:span><text:span text:style-name="T17">0</text:span><text:span text:style-name="T12">3</text:span><text:span text:style-name="T11"> - </text:span><text:span text:style-name="T16">Controls - </text:span>Throttle <text:span text:style-name="T1">Base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2">Mode selector</text:p>
      <text:list xml:id="list3292136873" text:style-name="L1">
        <text:list-item>
          <text:p text:style-name="P5"><text:span text:style-name="T21">1: </text:span><text:span text:style-name="T22">--</text:span></text:p>
        </text:list-item>
        <text:list-item>
          <text:p text:style-name="P6"><text:span text:style-name="T21">2: </text:span><text:span text:style-name="T22">--</text:span></text:p>
        </text:list-item>
        <text:list-item>
          <text:p text:style-name="P6"><text:span text:style-name="T21">3: </text:span><text:span text:style-name="T22">--</text:span></text:p>
        </text:list-item>
        <text:list-item>
          <text:p text:style-name="P6"><text:span text:style-name="T21">4: </text:span><text:span text:style-name="T22">--</text:span></text:p>
        </text:list-item>
        <text:list-item>
          <text:p text:style-name="P7"><text:span text:style-name="T22">5</text:span><text:span text:style-name="T20">: --</text:span></text:p>
        </text:list-item>
      </text:list>
      <text:p text:style-name="P2">Flaps lever</text:p>
      <text:list xml:id="list4268945964" text:style-name="L2">
        <text:list-item>
          <text:p text:style-name="P8"><text:span text:style-name="T1">Axis</text:span><text:span text:style-name="T2">: --</text:span></text:p>
        </text:list-item>
      </text:list>
      <text:p text:style-name="P2">T1 switch</text:p>
      <text:list xml:id="list3294640184" text:style-name="L3">
        <text:list-item>
          <text:p text:style-name="P9">F: <text:span text:style-name="T18">F</text:span><text:span text:style-name="T15">lashlight</text:span><text:span text:style-name="T18"> toggle</text:span></text:p>
        </text:list-item>
      </text:list>
      <text:p text:style-name="P2">T2 switch</text:p>
      <text:list xml:id="list1559446697" text:style-name="L4">
        <text:list-item>
          <text:p text:style-name="P10">F: --</text:p>
        </text:list-item>
      </text:list>
      <text:p text:style-name="P2">T3 switch</text:p>
      <text:list xml:id="list1261322020" text:style-name="L5">
        <text:list-item>
          <text:p text:style-name="P22"><text:span text:style-name="T23">F: </text:span><text:span text:style-name="T22">--</text:span></text:p>
        </text:list-item>
      </text:list>
      <text:p text:style-name="P2">T4 switch</text:p>
      <text:list xml:id="list245339348" text:style-name="L6">
        <text:list-item>
          <text:p text:style-name="P14">F: --</text:p>
        </text:list-item>
      </text:list>
      <text:p text:style-name="P2">Lighted Buttons</text:p>
      <text:list xml:id="list1979340289" text:style-name="L7">
        <text:list-item>
          <text:p text:style-name="P23"><text:span text:style-name="T23">B1</text:span><text:span text:style-name="T24">: </text:span><text:span text:style-name="T22">Master Arm cover OPEN</text:span><text:span text:style-name="T25"><text:tab/></text:span><text:span text:style-name="T23">B2: Master Arm </text:span><text:span text:style-name="T22">ON</text:span><text:span text:style-name="T23"><text:tab/></text:span><text:span text:style-name="T25"><text:tab/></text:span><text:span text:style-name="T23">B3: </text:span><text:span text:style-name="T22">--</text:span></text:p>
        </text:list-item>
      </text:list>
      <text:list xml:id="list2780529680" text:style-name="L8">
        <text:list-item>
          <text:p text:style-name="P24"><text:span text:style-name="T23">B4: </text:span><text:span text:style-name="T22">Master Arm cover CLOSE</text:span><text:span text:style-name="T25"><text:tab/></text:span><text:span text:style-name="T23">B5: </text:span><text:span text:style-name="T22">Master Arm OFF</text:span><text:span text:style-name="T23"><text:tab/>B6: </text:span><text:span text:style-name="T22">--</text:span></text:p>
        </text:list-item>
      </text:list>
      <text:p text:style-name="P2">T5 switch -- <text:span text:style-name="T13">Landing </text:span>Gear</text:p>
      <text:list xml:id="list1001494649" text:style-name="L9">
        <text:list-item>
          <text:p text:style-name="P11">U: <text:span text:style-name="T14">Landing </text:span>Gear up</text:p>
        </text:list-item>
        <text:list-item>
          <text:p text:style-name="P12">D: <text:span text:style-name="T14">Landing </text:span>Gear down</text:p>
        </text:list-item>
        <text:list-item>
          <text:p text:style-name="P17"><text:span text:style-name="T7">S</text:span><text:span text:style-name="T6">-</text:span><text:span text:style-name="T7">D: </text:span><text:span text:style-name="T8">Drag chute </text:span><text:span text:style-name="T9">deploy</text:span></text:p>
        </text:list-item>
        <text:list-item>
          <text:p text:style-name="P18"><text:span text:style-name="T8">S</text:span><text:span text:style-name="T4">-U: Drag chute cut</text:span></text:p>
        </text:list-item>
      </text:list>
      <text:p text:style-name="P2">T6 switch</text:p>
      <text:list xml:id="list11950767" text:style-name="L10">
        <text:list-item>
          <text:p text:style-name="P13">U<text:span text:style-name="T19">: Flaps </text:span><text:span text:style-name="T28">one step up</text:span></text:p>
        </text:list-item>
        <text:list-item>
          <text:p text:style-name="P25"><text:span text:style-name="T24">D: </text:span><text:span text:style-name="T22">Flaps </text:span><text:span text:style-name="T27">one step down</text:span></text:p>
        </text:list-item>
      </text:list>
      <text:p text:style-name="P2">T7 switch -- Canopy</text:p>
      <text:list xml:id="list1880965924" text:style-name="L11">
        <text:list-item>
          <text:p text:style-name="P20"><text:span text:style-name="T7">U: Canopy up/down</text:span><text:span text:style-name="T10"> toggle</text:span></text:p>
        </text:list-item>
        <text:list-item>
          <text:p text:style-name="P16">S-U: Canopy lock close (locked)</text:p>
        </text:list-item>
        <text:list-item>
          <text:p text:style-name="P19"><text:span text:style-name="T10">S</text:span><text:span text:style-name="T4">-D: Canopy lock open (unlocked)</text:span></text:p>
        </text:list-item>
      </text:list>
      <text:p text:style-name="P2">E1 dial -- <text:span text:style-name="T1">Kneeboard</text:span></text:p>
      <text:list xml:id="list1421127079" text:style-name="L12">
        <text:list-item>
          <text:p text:style-name="P15">P: Kneeboard toggle</text:p>
        </text:list-item>
        <text:list-item>
          <text:p text:style-name="P21"><text:span text:style-name="T5">L/R</text:span><text:span text:style-name="T6">: Flip pages</text:span></text:p>
        </text:list-item>
      </text:list>
      <text:p text:style-name="P2">E2 dial</text:p>
      <text:list xml:id="list819024842" text:style-name="L13">
        <text:list-item>
          <text:p text:style-name="P26"><text:span text:style-name="T23">P: </text:span><text:span text:style-name="T22">-- (no NVGs)</text:span></text:p>
        </text:list-item>
        <text:list-item>
          <text:p text:style-name="P26"><text:span text:style-name="T26">L/R</text:span><text:span text:style-name="T23">: </text:span><text:span text:style-name="T22">--</text:span>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8T17:21:03.236000000</dc:date>
    <meta:editing-duration>PT3H5M57S</meta:editing-duration>
    <meta:editing-cycles>38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0" meta:word-count="166" meta:character-count="732" meta:non-whitespace-character-count="628"/>
  </office:meta>
</office:document-meta>
</file>